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7fe1"/>
    </style:style>
    <style:style style:name="P2" style:family="paragraph" style:parent-style-name="Standard">
      <style:text-properties fo:font-size="14pt" fo:font-weight="bold" officeooo:paragraph-rsid="000b7fe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paragraph-rsid="000b7fe1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0cac52"/>
    </style:style>
    <style:style style:name="T1" style:family="text">
      <style:text-properties officeooo:rsid="000b7fe1"/>
    </style:style>
    <style:style style:name="T2" style:family="text">
      <style:text-properties fo:font-size="12pt" officeooo:rsid="000b7fe1" style:font-size-asian="10.5pt" style:font-size-complex="12pt"/>
    </style:style>
    <style:style style:name="T3" style:family="text">
      <style:text-properties fo:font-size="12pt" officeooo:rsid="000cac52" style:font-size-asian="10.5pt" style:font-size-complex="12pt"/>
    </style:style>
    <style:style style:name="T4" style:family="text">
      <style:text-properties officeooo:rsid="000cac52"/>
    </style:style>
    <style:style style:name="T5" style:family="text">
      <style:text-properties fo:font-weight="bold" officeooo:rsid="000cac5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GRAMING WITH PYTHON EXERCISE <text:s text:c="24"/>BINDU.G[CL2]</text:span></text:p>
      <text:p text:style-name="P3"><text:span text:style-name="T1">PROGRAM NO.17</text:span></text:p>
      <text:p text:style-name="P1">#write a program for tic tac toe</text:p>
      <text:p text:style-name="Standard">a=['1','2','3','4','5','6','7','8','9']</text:p>
      <text:p text:style-name="Standard">def printBoard():</text:p>
      <text:p text:style-name="Standard"><text:tab/>print('\n--------')</text:p>
      <text:p text:style-name="Standard"><text:tab/>print('|',a[0],'|',a[1],'|',a[2],'|')</text:p>
      <text:p text:style-name="Standard"><text:tab/>print('-----------')</text:p>
      <text:p text:style-name="Standard"><text:tab/>print('|',a[3],'|',a[4],'|',a[5],'|')</text:p>
      <text:p text:style-name="Standard"><text:tab/>print('-----------')</text:p>
      <text:p text:style-name="Standard"><text:tab/>print('|',a[6],'|',a[7],'|',a[8],'|')</text:p>
      <text:p text:style-name="Standard"><text:tab/>print('---------\n')</text:p>
      <text:p text:style-name="Standard">p1=True</text:p>
      <text:p text:style-name="Standard">while(True):</text:p>
      <text:p text:style-name="Standard"><text:tab/>printBoard()</text:p>
      <text:p text:style-name="Standard"><text:tab/>if p1:</text:p>
      <text:p text:style-name="Standard"><text:tab/><text:tab/>p=input("player1,choose your place:")</text:p>
      <text:p text:style-name="Standard"><text:tab/><text:tab/>if p in a:</text:p>
      <text:p text:style-name="Standard"><text:tab/><text:tab/><text:tab/>a[int(p)-1]='x'</text:p>
      <text:p text:style-name="Standard"><text:tab/><text:tab/><text:tab/>p1=not p1</text:p>
      <text:p text:style-name="Standard"><text:tab/>else:</text:p>
      <text:p text:style-name="Standard"><text:tab/><text:tab/>p=input("player2,choose your place:")</text:p>
      <text:p text:style-name="Standard"><text:tab/><text:tab/>if p in a:</text:p>
      <text:p text:style-name="Standard"><text:tab/><text:tab/><text:tab/>a[int(p)-1]='o'</text:p>
      <text:p text:style-name="Standard"><text:tab/><text:tab/><text:tab/>p1=not p1</text:p>
      <text:p text:style-name="Standard">#checking for rows</text:p>
      <text:p text:style-name="Standard"><text:tab/>for i in (0,3,6):</text:p>
      <text:p text:style-name="Standard"><text:tab/><text:tab/>if(a[i]==a[i+1] and a[i]==a[i+2]):</text:p>
      <text:p text:style-name="Standard"><text:tab/><text:tab/><text:tab/>print("game over!!!")</text:p>
      <text:p text:style-name="Standard"><text:tab/><text:tab/><text:tab/>printBoard()</text:p>
      <text:p text:style-name="Standard"><text:tab/><text:tab/><text:tab/>exit()</text:p>
      <text:p text:style-name="Standard">#checking for columns</text:p>
      <text:p text:style-name="Standard"><text:tab/>for i in (0,1,2):</text:p>
      <text:p text:style-name="Standard"><text:tab/><text:tab/>if(a[i]==a[i+3] and a[i]==a[i+6]):</text:p>
      <text:p text:style-name="Standard"><text:tab/><text:tab/><text:tab/>print("game over!!!")</text:p>
      <text:p text:style-name="Standard"><text:tab/><text:tab/><text:tab/>if (a[i]=='x'):</text:p>
      <text:p text:style-name="Standard"><text:tab/><text:tab/><text:tab/><text:tab/>print("player1 won the game!!")</text:p>
      <text:p text:style-name="Standard"><text:tab/><text:tab/><text:tab/>else:</text:p>
      <text:p text:style-name="Standard"><text:tab/><text:tab/><text:tab/><text:tab/>print("player2won the game!!")</text:p>
      <text:p text:style-name="Standard"><text:tab/><text:tab/><text:tab/>printBoard()</text:p>
      <text:p text:style-name="Standard"><text:tab/><text:tab/><text:tab/>exit()</text:p>
      <text:p text:style-name="Standard">#checking for diagonal(l to r)</text:p>
      <text:p text:style-name="Standard"><text:tab/><text:tab/>if(a[0]==a[4] and a[0]==a[8]):</text:p>
      <text:p text:style-name="Standard"><text:tab/><text:tab/><text:tab/>print("game over!!!")</text:p>
      <text:p text:style-name="Standard"><text:tab/><text:tab/><text:tab/>if (a[4]=='x'):</text:p>
      <text:p text:style-name="Standard"><text:tab/><text:tab/><text:tab/><text:tab/>print("player1 won the game!!")</text:p>
      <text:p text:style-name="Standard"><text:tab/><text:tab/><text:tab/>else:</text:p>
      <text:p text:style-name="Standard"><text:tab/><text:tab/><text:tab/><text:tab/>print("player2won the game!!")</text:p>
      <text:p text:style-name="Standard"><text:tab/><text:tab/><text:tab/>printBoard()</text:p>
      <text:p text:style-name="Standard"><text:tab/><text:tab/><text:tab/>exit()<text:tab/><text:tab/><text:tab/></text:p>
      <text:p text:style-name="Standard">#checking for diagonal(r to i)</text:p>
      <text:p text:style-name="Standard"><text:tab/><text:tab/>if(a[2]==a[4] and a[2]==a[6]):</text:p>
      <text:p text:style-name="Standard"><text:tab/><text:tab/><text:tab/>print("game over!!!")</text:p>
      <text:p text:style-name="Standard"><text:tab/><text:tab/><text:tab/>if (a[4]=='x'):</text:p>
      <text:p text:style-name="Standard"><text:tab/><text:tab/><text:tab/><text:tab/>print("player1 won the game!!")</text:p>
      <text:p text:style-name="Standard"><text:tab/><text:tab/><text:tab/>else:</text:p>
      <text:p text:style-name="Standard"><text:tab/><text:tab/><text:tab/><text:tab/>print("player2won the game!!")</text:p>
      <text:p text:style-name="Standard"><text:soft-page-break/><text:tab/><text:tab/><text:tab/>printBoard()</text:p>
      <text:p text:style-name="Standard"><text:tab/><text:tab/><text:tab/>exit()<text:tab/></text:p>
      <text:p text:style-name="P4"><text:span text:style-name="T5">OUTPUT:</text:span>python3 ttt.py</text:p>
      <text:p text:style-name="Standard">--------</text:p>
      <text:p text:style-name="Standard">| 1 | 2 | 3 |</text:p>
      <text:p text:style-name="Standard">-----------</text:p>
      <text:p text:style-name="Standard">| 4 | 5 | 6 |</text:p>
      <text:p text:style-name="Standard">-----------</text:p>
      <text:p text:style-name="Standard">| 7 | 8 | 9 |</text:p>
      <text:p text:style-name="Standard">---------</text:p>
      <text:p text:style-name="Standard">player1,choose your place:1</text:p>
      <text:p text:style-name="Standard">--------</text:p>
      <text:p text:style-name="Standard">| x | 2 | 3 |</text:p>
      <text:p text:style-name="Standard">-----------</text:p>
      <text:p text:style-name="Standard">| 4 | 5 | 6 |</text:p>
      <text:p text:style-name="Standard">-----------</text:p>
      <text:p text:style-name="Standard">| 7 | 8 | 9 |</text:p>
      <text:p text:style-name="Standard">---------</text:p>
      <text:p text:style-name="Standard">player2,choose your place:4</text:p>
      <text:p text:style-name="Standard">--------</text:p>
      <text:p text:style-name="Standard">| x | 2 | 3 |</text:p>
      <text:p text:style-name="Standard">-----------</text:p>
      <text:p text:style-name="Standard">| o | 5 | 6 |</text:p>
      <text:p text:style-name="Standard">-----------</text:p>
      <text:p text:style-name="Standard">| 7 | 8 | 9 |</text:p>
      <text:p text:style-name="Standard">---------</text:p>
      <text:p text:style-name="Standard">player1,choose your place:2</text:p>
      <text:p text:style-name="Standard">--------</text:p>
      <text:p text:style-name="Standard">| x | x | 3 |</text:p>
      <text:p text:style-name="Standard">-----------</text:p>
      <text:p text:style-name="Standard">| o | 5 | 6 |</text:p>
      <text:p text:style-name="Standard">-----------</text:p>
      <text:p text:style-name="Standard">| 7 | 8 | 9 |</text:p>
      <text:p text:style-name="Standard">---------</text:p>
      <text:p text:style-name="Standard">player2,choose your place:5</text:p>
      <text:p text:style-name="Standard">--------</text:p>
      <text:p text:style-name="Standard">| x | x | 3 |</text:p>
      <text:p text:style-name="Standard">-----------</text:p>
      <text:p text:style-name="Standard">| o | o | 6 |</text:p>
      <text:p text:style-name="Standard">-----------</text:p>
      <text:p text:style-name="Standard">| 7 | 8 | 9 |</text:p>
      <text:p text:style-name="Standard">---------</text:p>
      <text:p text:style-name="Standard">player1,choose your place:3</text:p>
      <text:p text:style-name="Standard">game over!!!</text:p>
      <text:p text:style-name="Standard">--------</text:p>
      <text:p text:style-name="Standard">| x | x | x |</text:p>
      <text:p text:style-name="Standard">-----------</text:p>
      <text:p text:style-name="Standard">| o | o | 6 |</text:p>
      <text:p text:style-name="Standard">-----------</text:p>
      <text:p text:style-name="Standard">| 7 | 8 | 9 |</text:p>
      <text:p text:style-name="Standard">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58:11.245434781</meta:creation-date>
    <dc:date>2018-10-17T09:05:22.414482748</dc:date>
    <meta:editing-duration>PT7M1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108" meta:word-count="305" meta:character-count="1961" meta:non-whitespace-character-count="1622"/>
  </office:meta>
</office:document-meta>
</file>